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B000002FDA61FEEA9.png"/>
  <manifest:file-entry manifest:media-type="image/png" manifest:full-path="Pictures/10000000000001D80000024478EBE9E9.png"/>
  <manifest:file-entry manifest:media-type="image/png" manifest:full-path="Pictures/10000000000001EE000002305A3FE7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text-shadow="none"/>
    </style:style>
    <style:style style:name="P3" style:family="paragraph">
      <style:text-properties style:text-position="0% 100%" fo:text-shadow="1pt 1pt" fo:font-weight="bold" style:font-weight-asian="bold" style:font-weight-complex="bold"/>
    </style:style>
    <style:style style:name="P4" style:family="paragraph">
      <style:text-properties fo:text-shadow="none" fo:font-weight="bold" style:font-weight-asian="bold" style:font-weight-complex="bold"/>
    </style:style>
    <style:style style:name="T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489cm" svg:height="15.346cm" svg:x="0.711cm" svg:y="2.654cm">
          <draw:image xlink:href="Pictures/10000000000001D80000024478EBE9E9.png" xlink:type="simple" xlink:show="embed" xlink:actuate="onLoad">
            <text:p/>
          </draw:image>
        </draw:frame>
        <draw:frame draw:style-name="gr1" draw:text-style-name="P1" draw:layer="layout" svg:width="13.071cm" svg:height="14.817cm" svg:x="14cm" svg:y="2.583cm">
          <draw:image xlink:href="Pictures/10000000000001EE000002305A3FE796.png" xlink:type="simple" xlink:show="embed" xlink:actuate="onLoad">
            <text:p/>
          </draw:image>
        </draw:frame>
        <draw:frame draw:style-name="gr2" draw:text-style-name="P3" draw:layer="layout" svg:width="18.604cm" svg:height="0.983cm" svg:x="5.2cm" svg:y="1.4cm">
          <draw:text-box>
            <text:p text:style-name="P2"><text:span text:style-name="T1">On any Website, embedding the Unikname Connect button: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4" draw:layer="layout" svg:width="14.62cm" svg:height="0.983cm" svg:x="6.78cm" svg:y="1.501cm">
          <draw:text-box>
            <text:p text:style-name="P2"><text:span text:style-name="T1">From the Unikname app, on your smartphone: </text:span></text:p>
          </draw:text-box>
        </draw:frame>
        <draw:frame draw:style-name="gr1" draw:text-style-name="P1" draw:layer="layout" svg:width="10.149cm" svg:height="17.505cm" svg:x="9.6cm" svg:y="3.2cm">
          <draw:image xlink:href="Pictures/10000000000001AB000002FDA61FEE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 D</meta:initial-creator>
    <meta:creation-date>2020-09-15T20:35:45.18</meta:creation-date>
    <meta:editing-duration>PT14M42S</meta:editing-duration>
    <meta:editing-cycles>3</meta:editing-cycles>
    <dc:date>2020-09-15T20:50:23.65</dc:date>
    <dc:creator>S D</dc:creator>
    <meta:generator>OpenOffice/4.1.6$Win32 OpenOffice.org_project/416m1$Build-9790</meta:generator>
    <meta:document-statistic meta:object-count="30"/>
  </office:meta>
</office:document-meta>
</file>